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605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4.196cm" fo:break-before="auto" style:use-optimal-row-height="true"/>
    </style:style>
    <style:style style:name="ro10" style:family="table-row">
      <style:table-row-properties style:row-height="13.792cm" fo:break-before="auto" style:use-optimal-row-height="true"/>
    </style:style>
    <style:style style:name="ro11" style:family="table-row">
      <style:table-row-properties style:row-height="10.964cm" fo:break-before="auto" style:use-optimal-row-height="true"/>
    </style:style>
    <style:style style:name="ro12" style:family="table-row">
      <style:table-row-properties style:row-height="9.35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2"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10000"/>
    <style:style style:name="ce4" style:family="table-cell" style:parent-style-name="Default" style:data-style-name="N10000"/>
    <style:style style:name="ce12"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c9211e" fo:font-weight="normal" style:font-weight-asian="normal" style:font-weight-complex="normal"/>
    </style:style>
    <style:style style:name="T6" style:family="text">
      <style:text-properties fo:color="#ff0000"/>
    </style:style>
    <style:style style:name="T7" style:family="text">
      <style:text-properties fo:color="#8d1d75"/>
    </style:style>
    <style:style style:name="T8" style:family="text">
      <style:text-properties fo:color="#ff0000" fo:font-weight="bold" style:font-weight-asian="bold" style:font-weight-complex="bold"/>
    </style:style>
    <style:style style:name="T9" style:family="text">
      <style:text-properties fo:color="#ff8000"/>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ff0000"/>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fo:color="#3faf46" fo:font-weight="bold" style:font-weight-asian="bold" style:font-weight-complex="bold"/>
    </style:style>
    <style:style style:name="T15" style:family="text">
      <style:text-properties fo:color="#ff8000" fo:font-weight="bold" style:font-weight-asian="bold" style:font-weight-complex="bold"/>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10"/>
        <table:table-column table:style-name="co20" table:default-cell-style-name="ce10"/>
        <table:table-column table:style-name="co21" table:default-cell-style-name="ce10"/>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ce4"/>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ce4"/>
        <table:table-row table:style-name="ro1">
          <table:table-cell table:style-name="ce2"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9" office:value-type="string" calcext:value-type="string">
            <text:p>SM_highest_prob</text:p>
          </table:table-cell>
          <table:table-cell table:style-name="ce9" office:value-type="string" calcext:value-type="string">
            <text:p>SMA_highest_prob</text:p>
          </table:table-cell>
          <table:table-cell table:style-name="ce9" office:value-type="string" calcext:value-type="string">
            <text:p>prob_diff</text:p>
          </table:table-cell>
          <table:table-cell table:style-name="ce9" office:value-type="string" calcext:value-type="string">
            <text:p>SM_prob_entropy</text:p>
          </table:table-cell>
          <table:table-cell table:style-name="ce9"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12" office:value-type="string" calcext:value-type="string">
            <text:p>statement</text:p>
          </table:table-cell>
          <table:table-cell table:style-name="ce12" office:value-type="string" calcext:value-type="string">
            <text:p>justification</text:p>
          </table:table-cell>
          <table:table-cell table:style-name="ce12" office:value-type="string" calcext:value-type="string">
            <text:p>articles</text:p>
          </table:table-cell>
          <table:table-cell table:style-name="ce12" office:value-type="string" calcext:value-type="string">
            <text:p>Artykuł PolitiFact</text:p>
          </table:table-cell>
          <table:table-cell office:value-type="string" calcext:value-type="string">
            <office:annotation draw:style-name="gr1" draw:text-style-name="P2" svg:width="2.899cm" svg:height="3.756cm" svg:x="92.419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95.425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8.17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101.246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104.322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7.398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10.167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12" office:value-type="string" calcext:value-type="string">
            <office:annotation draw:style-name="gr6" draw:text-style-name="P2" svg:width="2.899cm" svg:height="1.799cm" svg:x="117.385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7" draw:text-style-name="P2" svg:width="2.899cm" svg:height="3.361cm" svg:x="119.991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12"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9"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9"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span text:style-name="T16"><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6"><text:a xlink:href="https://chatgpt.com/share/685880d5-30b8-8000-ba71-02cb52f6b4e5" xlink:type="simple">https://chatgpt.com/share/685880d5-30b8-8000-ba71-02cb52f6b4e5</text:a></text:span></text:p>
            <text:p/>
            <text:p><text:span text:style-name="T16">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2"> allocates an astounding $868 billion annually to its military</text:span>, a figure that dwarfs the national budgets of countless nations, including Venezuela. <text:span text:style-name="T2">Venezuela's defense budget is estimated to be </text:span><text:span text:style-name="T5">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6">It's important to understand that this decision was made by those at the top of the company. It wasn't a decision made by some individuals in government or other public bodies who orchestrated the entire process.</text:span> <text:span text:style-name="T7">There are allegations that certain individuals in government are directly responsible for the move</text:span>. <text:span text:style-name="T8">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9">the implementation of a chained CPI would save the federal budget debt an unprecedented $1 trillion in the second decade off its existence</text:span>. <text:span text:style-name="T10">This significant savings could be attributed to the way </text:span><text:span text:style-name="T11">chained CPI reflects the true cost of healthcare and other essential services</text:span><text:span text:style-name="T10"> for consumers</text:span>. <text:span text:style-name="T3">It's believed that the program would also lead to an increase in federal savings</text:span> by <text:span text:style-name="T6">increasing the retirement age</text:span> and incentivizing more efficient government service provision.<text:span text:style-name="T10">The report also revealed that chained CPI is a proven solution that has demonstrated its effectiveness in slowing the growth of government debt over the past few years</text:span>.<text:span text:style-name="T6"> This mechanism has successfully implemented its benefits</text:span>, and despite criticism from some political groups, <text:span text:style-name="T6">it continues to receive wide support from across political spectrum</text:span>. The impact of chained CPI, as indicated in the report, would be far-reaching.<text:span text:style-name="T10"> This proposed change promises to bring about a substantial reduction in the federal budget debt and open the door to improved financial stability</text:span>. <text:span text:style-name="T6">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rudności wprowadzenia chained CPI</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6">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0">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12">The data, compiled from various sources including the </text:span><text:span text:style-name="T13">US Bureau of Labor Statistics</text:span><text:span text:style-name="T12">,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4">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5">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6">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text:span text:style-name="T16"><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6">a continued stagnation in real GDP growth, hovering around 1.5% annually</text:span>.  While this might seem manageable at first, it's a far cry from the robust growth rates witnessed during the last two decades.  <text:span text:style-name="T6">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6">$12 trillion</text:span>, <text:span text:style-name="T6">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7">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22]-[.D22]"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row>
        <table:table-row table:style-name="ro8">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3]-[.D23]"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9">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9">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9">Despite the various perspectives, the recent push for increased trade actions against China has been a defining characteristic of the Biden administration's approach to the global economy</text:span>. <text:span text:style-name="T3">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rząd USA powziął bardziej aktywne kroki w walce z łamaniem prawa handlowego przez Chiny</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row>
        <table:table-row table:style-name="ro10">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24]-[.D24]"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3">particularly in regards to trade policies and tax breaks</text:span>, have actively contributed to the outsourcing of American jobs.  <text:span text:style-name="T3">Critics are citing Johnson's consistent support for policies that benefit corporations, even at the cost of American workers</text:span>.  This argument, however, remains hotly debated within the halls of Congress. <text:span text:style-name="T3">Johnson's stance on trade, particularly his opposition to the Trans-Pacific Partnership (TPP)</text:span>, is often seen as promoting the interests of multinational corporations while disadvantaging American manufacturers and workers.  <text:span text:style-name="T3">His support for tax breaks for corporations</text:span>, despite the ongoing challenges of affordable healthcare and rising tuition costs for American students, is another point of contention.  <text:span text:style-name="T3">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row>
        <table:table-row table:style-name="ro4">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5]-[.D25]"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3">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3">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9">Adding to the controversy, some have also called for his withdrawal from the race, pointing out the potential consequences for his future political aspirations and the potential for public backlash</text:span>. <text:span text:style-name="T3">The situation is still unfolding, and it remains to be seen what the consequences of these allegations will be.</text:span></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row>
        <table:table-row table:style-name="ro3">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6]-[.D26]"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row>
        <table:table-row table:style-name="ro11">
          <table:table-cell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27]-[.D27]"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According to a recent study by the Tax Foundation, the top 1% of earners in America now pay an average effective tax rate of just 10.7% compared to the 36.4% average tax rate of the early 1970s.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Oto streszczenie artykułu z 2012 roku:</text:p>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table:number-columns-repeated="8"/>
          <table:table-cell table:style-name="Default"/>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row>
        <table:table-row table:style-name="ro2">
          <table:table-cell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28]-[.D28]"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Justice Watch," details a series of events that point to possible lawbreaking by former House Speaker,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he sheer volume of these lavish occasions and the nature of these events, as detailed by anonymous sources, suggest that there may have been a clear violation of ethical codes and possibly even criminal law.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Oto streszczenie artykułu z 2010 roku:</text:p>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table:number-columns-repeated="8"/>
          <table:table-cell table:style-name="Default"/>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row>
        <table:table-row table:style-name="ro7">
          <table:table-cell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9]-[.D29]"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ext:s/>The state recently confirmed that over 4.7 percent of all minimum wage earners are working full-time and trying to raise a family. <text:s/>This number is especially eye-catching, considering the vast majority of those working minimum wage jobs are in entry-level positions, often with limited opportunities for upward mobility. <text:s/>These individuals often find themselves juggling multiple demanding tasks, from working long and unpredictable hours to caring for children, with limited respite or support. <text:s text:c="2"/>These circumstances highlight the critical need for support systems that address the systemic challenges of poverty and lack of opportunity. <text:s/>The burden of these challenges falls heavily on the working-class, a group that often lacks access to comprehensive healthcare, quality education, and adequate support networks. <text:s text:c="2"/>Many individuals in this demographic struggle with the physical and mental demands of caring for their families while facing the financial pressure of an insecure income. <text:s text:c="2"/>The economic landscape in Virginia is in dire need of policies that promote economic stability for those working minimum wage jobs. <text:s text:c="2"/>Policies need to address the inadequacy of wages, provide access to affordable healthcare and childcare, and offer support for skill development and</text:p>
          </table:table-cell>
          <table:table-cell office:value-type="string" calcext:value-type="string">
            <text:p>Oto streszczenie artykułu z 2014 roku:</text:p>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table:number-columns-repeated="8"/>
          <table:table-cell table:style-name="Default"/>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row>
        <table:table-row table:style-name="ro7">
          <table:table-cell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30]-[.D30]"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Oto streszczenie artykułu z 2015 roku o Jebie Bushu i jego poparciu wśród hiszpańskojęzycznych wyborców w wyborach gubernatorskich na Florydzie w 2002 roku:</text:p>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8"/>
          <table:table-cell table:style-name="Default"/>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row>
        <table:table-row table:style-name="ro12">
          <table:table-cell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31]-[.D31]"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ext:s/>This distinction, held by only seven states, speaks volumes about Georgia’s strong financial management and a growing economy. <text:s/>Georgia's ability to attract businesses and generate high-paying jobs has been critical to its success, contributing to a robust financial system. <text:s text:c="2"/>The AAA bond rating, a testament to its financial resilience, assures investors of the state's commitment to fiscal responsibility and sound financial practices. <text:s text:c="2"/>This rating serves as a powerful tool to attract investments, create jobs, and strengthen the state's financial position. <text:s/>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Oto streszczenie artykułu z 2011 roku:</text:p>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table:number-columns-repeated="8"/>
          <table:table-cell table:style-name="Default"/>
          <table:table-cell office:value-type="string" calcext:value-type="string">
            <text:p><text:a xlink:href="https://www.politifact.com/factchecks/2011/may/09/nathan-deal/deal-touts-georgias-bond-rating/" xlink:type="simple">https://www.politifact.com/factchecks/2011/may/09/nathan-deal/deal-touts-georgias-bond-rating/</text:a></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row>
        <table:table-row table:style-name="ro1" table:number-rows-repeated="1048544">
          <table:table-cell table:number-columns-repeated="48"/>
        </table:table-row>
        <table:table-row table:style-name="ro1">
          <table:table-cell table:number-columns-repeated="48"/>
        </table:table-row>
      </table:table>
      <table:named-expressions/>
      <table:database-ranges>
        <table:database-range table:name="__Anonymous_Sheet_DB__0" table:target-range-address="SM_incorrect_SMA_correct.A1:SM_incorrect_SMA_correct.AV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number:currency-style style:name="N110P0" style:volatile="true">
      <number:number number:decimal-places="5" number:min-decimal-places="5" number:min-integer-digits="0"/>
      <number:text>. </number:text>
      <number:currency-symbol number:language="pl" number:country="PL">zł</number:currency-symbol>
    </number:currency-style>
    <number:currency-style style:name="N110">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0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23:06:46.677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3T01:39:22.209000000</dc:date>
    <meta:editing-duration>P1DT15H14M25S</meta:editing-duration>
    <meta:editing-cycles>185</meta:editing-cycles>
    <meta:generator>LibreOffice/7.3.2.2$Windows_X86_64 LibreOffice_project/49f2b1bff42cfccbd8f788c8dc32c1c309559be0</meta:generator>
    <meta:document-statistic meta:table-count="1" meta:cell-count="1406" meta:object-count="0"/>
  </office:meta>
</office:document-meta>
</file>